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loext:graphic-properties draw:fill-gradient-name="gradient" draw:fill-hatch-name="hatch"/>
      <style:paragraph-properties fo:line-height="200%"/>
      <style:text-properties officeooo:paragraph-rsid="007e8016"/>
    </style:style>
    <style:style style:name="P2" style:family="paragraph" style:parent-style-name="Standard">
      <style:text-properties style:font-name="Times New Roman" fo:font-weight="bold" officeooo:rsid="001f319d" officeooo:paragraph-rsid="001f319d" style:font-weight-asian="bold" style:font-weight-complex="bold"/>
    </style:style>
    <style:style style:name="P3" style:family="paragraph" style:parent-style-name="Standard">
      <style:text-properties style:font-name="Times New Roman" fo:font-weight="bold" officeooo:rsid="001f319d" officeooo:paragraph-rsid="00276a8e" style:font-weight-asian="bold" style:font-weight-complex="bold"/>
    </style:style>
    <style:style style:name="P4" style:family="paragraph" style:parent-style-name="Standard">
      <style:text-properties style:font-name="Times New Roman" fo:font-weight="bold" officeooo:rsid="00201896" officeooo:paragraph-rsid="003afa47" style:font-weight-asian="bold" style:font-weight-complex="bold"/>
    </style:style>
    <style:style style:name="P5" style:family="paragraph" style:parent-style-name="Standard">
      <style:text-properties style:font-name="Times New Roman" fo:font-weight="bold" officeooo:rsid="00220771" officeooo:paragraph-rsid="00220771" style:font-weight-asian="bold" style:font-weight-complex="bold"/>
    </style:style>
    <style:style style:name="P6" style:family="paragraph" style:parent-style-name="Standard">
      <style:text-properties style:font-name="Times New Roman" fo:font-weight="bold" officeooo:paragraph-rsid="003afa47"/>
    </style:style>
    <style:style style:name="P7" style:family="paragraph" style:parent-style-name="Standard">
      <loext:graphic-properties draw:fill-gradient-name="gradient" draw:fill-hatch-name="hatch"/>
      <style:paragraph-properties fo:line-height="200%"/>
      <style:text-properties style:font-name="Times New Roman" fo:font-weight="normal" officeooo:rsid="001f319d" officeooo:paragraph-rsid="001f319d" style:font-weight-asian="normal" style:font-weight-complex="normal"/>
    </style:style>
    <style:style style:name="P8" style:family="paragraph" style:parent-style-name="Standard">
      <style:text-properties style:font-name="Times New Roman" fo:font-weight="normal" officeooo:rsid="00220771" officeooo:paragraph-rsid="00276a8e" style:font-weight-asian="normal" style:font-weight-complex="normal"/>
    </style:style>
    <style:style style:name="P9" style:family="paragraph" style:parent-style-name="Standard">
      <style:text-properties style:font-name="Times New Roman" fo:font-weight="normal" officeooo:rsid="00220771" officeooo:paragraph-rsid="0023b091" style:font-weight-asian="normal" style:font-weight-complex="normal"/>
    </style:style>
    <style:style style:name="P10" style:family="paragraph" style:parent-style-name="Standard">
      <loext:graphic-properties draw:fill-gradient-name="gradient" draw:fill-hatch-name="hatch"/>
      <style:paragraph-properties fo:line-height="200%"/>
      <style:text-properties style:font-name="Times New Roman" fo:font-weight="normal" officeooo:rsid="004e819f" officeooo:paragraph-rsid="004e819f" style:font-weight-asian="normal" style:font-weight-complex="normal"/>
    </style:style>
    <style:style style:name="P11" style:family="paragraph" style:parent-style-name="Standard">
      <loext:graphic-properties draw:fill-gradient-name="gradient" draw:fill-hatch-name="hatch"/>
      <style:paragraph-properties fo:line-height="200%"/>
      <style:text-properties style:font-name="Times New Roman" fo:font-weight="normal" officeooo:rsid="004fa434" officeooo:paragraph-rsid="004fa434" style:font-weight-asian="normal" style:font-weight-complex="normal"/>
    </style:style>
    <style:style style:name="P12" style:family="paragraph" style:parent-style-name="Standard">
      <style:text-properties style:font-name="Times New Roman" fo:font-weight="normal" officeooo:rsid="002945eb" officeooo:paragraph-rsid="002945eb" style:font-weight-asian="normal" style:font-weight-complex="normal"/>
    </style:style>
    <style:style style:name="P13" style:family="paragraph" style:parent-style-name="Standard">
      <style:text-properties style:font-name="Times New Roman" fo:font-weight="normal" officeooo:rsid="0023b091" officeooo:paragraph-rsid="0023b091" style:font-weight-asian="normal" style:font-weight-complex="normal"/>
    </style:style>
    <style:style style:name="P14" style:family="paragraph" style:parent-style-name="Standard">
      <loext:graphic-properties draw:fill-gradient-name="gradient" draw:fill-hatch-name="hatch"/>
      <style:paragraph-properties fo:line-height="200%"/>
      <style:text-properties style:font-name="Times New Roman" fo:font-weight="normal" officeooo:paragraph-rsid="003dd26e"/>
    </style:style>
    <style:style style:name="P15" style:family="paragraph" style:parent-style-name="Standard">
      <loext:graphic-properties draw:fill-gradient-name="gradient" draw:fill-hatch-name="hatch"/>
      <style:paragraph-properties fo:line-height="200%"/>
      <style:text-properties style:font-name="Times New Roman" officeooo:paragraph-rsid="00695c79"/>
    </style:style>
    <style:style style:name="P16" style:family="paragraph" style:parent-style-name="Standard">
      <loext:graphic-properties draw:fill-gradient-name="gradient" draw:fill-hatch-name="hatch"/>
      <style:paragraph-properties fo:line-height="200%"/>
      <style:text-properties style:font-name="Times New Roman" officeooo:paragraph-rsid="004fa434"/>
    </style:style>
    <style:style style:name="P17" style:family="paragraph" style:parent-style-name="Standard">
      <style:text-properties style:font-name="Times New Roman" officeooo:paragraph-rsid="0024f805"/>
    </style:style>
    <style:style style:name="T1" style:family="text">
      <style:text-properties fo:font-style="italic" fo:font-weight="normal" officeooo:rsid="00220771" style:font-style-asian="italic" style:font-weight-asian="normal" style:font-style-complex="italic" style:font-weight-complex="normal"/>
    </style:style>
    <style:style style:name="T2" style:family="text">
      <style:text-properties fo:font-style="italic" fo:font-weight="normal" officeooo:rsid="00222bc0" style:font-style-asian="italic" style:font-weight-asian="normal" style:font-style-complex="italic" style:font-weight-complex="normal"/>
    </style:style>
    <style:style style:name="T3" style:family="text">
      <style:text-properties fo:font-style="italic" fo:font-weight="normal" officeooo:rsid="0023b091" style:font-style-asian="italic" style:font-weight-asian="normal" style:font-style-complex="italic" style:font-weight-complex="normal"/>
    </style:style>
    <style:style style:name="T4" style:family="text">
      <style:text-properties fo:font-style="italic" fo:font-weight="normal" officeooo:rsid="0024f805" style:font-style-asian="italic" style:font-weight-asian="normal" style:font-style-complex="italic" style:font-weight-complex="normal"/>
    </style:style>
    <style:style style:name="T5" style:family="text">
      <style:text-properties fo:font-style="italic" fo:font-weight="normal" officeooo:rsid="002945eb" style:font-style-asian="italic" style:font-weight-asian="normal" style:font-style-complex="italic" style:font-weight-complex="normal"/>
    </style:style>
    <style:style style:name="T6" style:family="text">
      <style:text-properties fo:font-style="normal" fo:font-weight="normal" officeooo:rsid="00220771" style:font-style-asian="normal" style:font-weight-asian="normal" style:font-style-complex="normal" style:font-weight-complex="normal"/>
    </style:style>
    <style:style style:name="T7" style:family="text">
      <style:text-properties fo:font-style="normal" fo:font-weight="normal" officeooo:rsid="00222bc0" style:font-style-asian="normal" style:font-weight-asian="normal" style:font-style-complex="normal" style:font-weight-complex="normal"/>
    </style:style>
    <style:style style:name="T8" style:family="text">
      <style:text-properties fo:font-style="normal" fo:font-weight="normal" officeooo:rsid="0023b091" style:font-style-asian="normal" style:font-weight-asian="normal" style:font-style-complex="normal" style:font-weight-complex="normal"/>
    </style:style>
    <style:style style:name="T9" style:family="text">
      <style:text-properties fo:font-style="normal" fo:font-weight="normal" officeooo:rsid="00252770" style:font-style-asian="normal" style:font-weight-asian="normal" style:font-style-complex="normal" style:font-weight-complex="normal"/>
    </style:style>
    <style:style style:name="T10" style:family="text">
      <style:text-properties fo:font-style="normal" fo:font-weight="normal" officeooo:rsid="0024f805" style:font-style-asian="normal" style:font-weight-asian="normal" style:font-style-complex="normal" style:font-weight-complex="normal"/>
    </style:style>
    <style:style style:name="T11" style:family="text">
      <style:text-properties fo:font-style="normal" fo:font-weight="normal" officeooo:rsid="002945eb" style:font-style-asian="normal" style:font-weight-asian="normal" style:font-style-complex="normal" style:font-weight-complex="normal"/>
    </style:style>
    <style:style style:name="T12" style:family="text">
      <style:text-properties fo:font-style="normal" fo:font-weight="normal" officeooo:rsid="00695c79" style:font-style-asian="normal" style:font-weight-asian="normal" style:font-style-complex="normal" style:font-weight-complex="normal"/>
    </style:style>
    <style:style style:name="T13" style:family="text">
      <style:text-properties fo:font-style="normal" officeooo:rsid="003afa47" style:font-style-asian="normal" style:font-weight-asian="normal" style:font-style-complex="normal" style:font-weight-complex="normal"/>
    </style:style>
    <style:style style:name="T14" style:family="text">
      <style:text-properties fo:font-style="normal" officeooo:rsid="003dd26e" style:font-style-asian="normal" style:font-weight-asian="normal" style:font-style-complex="normal" style:font-weight-complex="normal"/>
    </style:style>
    <style:style style:name="T15" style:family="text">
      <style:text-properties fo:font-style="normal" officeooo:rsid="003fef00" style:font-style-asian="normal" style:font-weight-asian="normal" style:font-style-complex="normal" style:font-weight-complex="normal"/>
    </style:style>
    <style:style style:name="T16" style:family="text">
      <style:text-properties fo:font-style="normal" officeooo:rsid="0052ae87" style:font-style-asian="normal" style:font-weight-asian="normal" style:font-style-complex="normal" style:font-weight-complex="normal"/>
    </style:style>
    <style:style style:name="T17" style:family="text">
      <style:text-properties fo:font-style="normal" officeooo:rsid="00539b9c" style:font-style-asian="normal" style:font-weight-asian="normal" style:font-style-complex="normal" style:font-weight-complex="normal"/>
    </style:style>
    <style:style style:name="T18" style:family="text">
      <style:text-properties fo:font-style="normal" officeooo:rsid="00639afe" style:font-style-asian="normal" style:font-weight-asian="normal" style:font-style-complex="normal" style:font-weight-complex="normal"/>
    </style:style>
    <style:style style:name="T19" style:family="text">
      <style:text-properties fo:font-weight="bold" style:font-weight-asian="bold" style:font-weight-complex="bold"/>
    </style:style>
    <style:style style:name="T20" style:family="text">
      <style:text-properties fo:font-weight="bold" officeooo:rsid="00229eac" style:font-weight-asian="bold" style:font-weight-complex="bold"/>
    </style:style>
    <style:style style:name="T21" style:family="text">
      <style:text-properties fo:font-weight="bold" officeooo:rsid="0024f805" style:font-weight-asian="bold" style:font-weight-complex="bold"/>
    </style:style>
    <style:style style:name="T22" style:family="text">
      <style:text-properties style:text-position="super 58%" fo:font-weight="bold" style:font-weight-asian="bold" style:font-weight-complex="bold"/>
    </style:style>
    <style:style style:name="T23" style:family="text">
      <style:text-properties fo:font-weight="normal" officeooo:rsid="00220771" style:font-weight-asian="normal" style:font-weight-complex="normal"/>
    </style:style>
    <style:style style:name="T24" style:family="text">
      <style:text-properties fo:font-weight="normal" officeooo:rsid="00252770" style:font-weight-asian="normal" style:font-weight-complex="normal"/>
    </style:style>
    <style:style style:name="T25" style:family="text">
      <style:text-properties fo:font-weight="normal" officeooo:rsid="0023b091" style:font-weight-asian="normal" style:font-weight-complex="normal"/>
    </style:style>
    <style:style style:name="T26" style:family="text">
      <style:text-properties fo:font-weight="normal" officeooo:rsid="0020a784" style:font-weight-asian="normal" style:font-weight-complex="normal"/>
    </style:style>
    <style:style style:name="T27" style:family="text">
      <style:text-properties fo:font-weight="normal" officeooo:rsid="002945eb" style:font-weight-asian="normal" style:font-weight-complex="normal"/>
    </style:style>
    <style:style style:name="T28" style:family="text">
      <style:text-properties fo:font-weight="normal" officeooo:rsid="002c9d3b" style:font-weight-asian="normal" style:font-weight-complex="normal"/>
    </style:style>
    <style:style style:name="T29" style:family="text">
      <style:text-properties fo:font-weight="normal" officeooo:rsid="002da923" style:font-weight-asian="normal" style:font-weight-complex="normal"/>
    </style:style>
    <style:style style:name="T30" style:family="text">
      <style:text-properties fo:font-weight="normal" officeooo:rsid="002ecbb0" style:font-weight-asian="normal" style:font-weight-complex="normal"/>
    </style:style>
    <style:style style:name="T31" style:family="text">
      <style:text-properties fo:font-weight="normal" officeooo:rsid="0065ba2f" style:font-weight-asian="normal" style:font-weight-complex="normal"/>
    </style:style>
    <style:style style:name="T32" style:family="text">
      <style:text-properties fo:font-weight="normal" officeooo:rsid="006670b5" style:font-weight-asian="normal" style:font-weight-complex="normal"/>
    </style:style>
    <style:style style:name="T33" style:family="text">
      <style:text-properties fo:font-weight="normal" officeooo:rsid="0045458c" style:font-weight-asian="normal" style:font-weight-complex="normal"/>
    </style:style>
    <style:style style:name="T34" style:family="text">
      <style:text-properties fo:font-weight="normal" officeooo:rsid="004fa434" style:font-weight-asian="normal" style:font-weight-complex="normal"/>
    </style:style>
    <style:style style:name="T35" style:family="text">
      <style:text-properties fo:font-weight="normal" officeooo:rsid="006d7991" style:font-weight-asian="normal" style:font-weight-complex="normal"/>
    </style:style>
    <style:style style:name="T36" style:family="text">
      <style:text-properties fo:font-weight="normal" officeooo:rsid="0024f805" style:font-weight-asian="normal" style:font-weight-complex="normal"/>
    </style:style>
    <style:style style:name="T37" style:family="text">
      <style:text-properties officeooo:rsid="00229eac"/>
    </style:style>
    <style:style style:name="T38" style:family="text">
      <style:text-properties officeooo:rsid="004fa434"/>
    </style:style>
    <style:style style:name="T39" style:family="text">
      <style:text-properties officeooo:rsid="00513051"/>
    </style:style>
    <style:style style:name="T40" style:family="text">
      <style:text-properties officeooo:rsid="00539b9c"/>
    </style:style>
    <style:style style:name="T41" style:family="text">
      <style:text-properties officeooo:rsid="00584d01"/>
    </style:style>
    <style:style style:name="T42" style:family="text">
      <style:text-properties officeooo:rsid="0058f9d2"/>
    </style:style>
    <style:style style:name="T43" style:family="text">
      <style:text-properties officeooo:rsid="00608e07"/>
    </style:style>
    <style:style style:name="T44" style:family="text">
      <style:text-properties officeooo:rsid="0061bc5c"/>
    </style:style>
    <style:style style:name="T45" style:family="text">
      <style:text-properties officeooo:rsid="006d7991"/>
    </style:style>
    <style:style style:name="T46" style:family="text">
      <style:text-properties officeooo:rsid="0072eb8b"/>
    </style:style>
    <style:style style:name="T47" style:family="text">
      <style:text-properties officeooo:rsid="0074821c"/>
    </style:style>
    <style:style style:name="T48" style:family="text">
      <style:text-properties officeooo:rsid="0074debf"/>
    </style:style>
    <style:style style:name="T49" style:family="text">
      <style:text-properties officeooo:rsid="0076449e"/>
    </style:style>
    <style:style style:name="T50" style:family="text">
      <style:text-properties officeooo:rsid="00764d48"/>
    </style:style>
    <style:style style:name="T51" style:family="text">
      <style:text-properties officeooo:rsid="007712e7"/>
    </style:style>
    <style:style style:name="T52" style:family="text">
      <style:text-properties officeooo:rsid="0077b6b7"/>
    </style:style>
    <style:style style:name="T53" style:family="text">
      <style:text-properties officeooo:rsid="0078b8c5"/>
    </style:style>
    <style:style style:name="T54" style:family="text">
      <style:text-properties officeooo:rsid="00201896" style:font-weight-asian="bold" style:font-weight-complex="bold"/>
    </style:style>
    <style:style style:name="T55" style:family="text">
      <style:text-properties style:font-name="Times New Roman" fo:font-weight="normal" officeooo:rsid="00365573" style:font-weight-asian="normal" style:font-weight-complex="normal"/>
    </style:style>
    <style:style style:name="T56" style:family="text">
      <style:text-properties style:font-name="Times New Roman" fo:font-weight="normal" officeooo:rsid="003b62e0" style:font-weight-asian="normal" style:font-weight-complex="normal"/>
    </style:style>
    <style:style style:name="T57" style:family="text">
      <style:text-properties style:font-name="Times New Roman" fo:font-weight="normal" officeooo:rsid="0063a3ef" style:font-weight-asian="normal" style:font-weight-complex="normal"/>
    </style:style>
    <style:style style:name="T58" style:family="text">
      <style:text-properties style:font-name="Times New Roman" fo:font-weight="normal" officeooo:rsid="0039342b" style:font-weight-asian="normal" style:font-weight-complex="normal"/>
    </style:style>
    <style:style style:name="T59" style:family="text">
      <style:text-properties style:font-name="Times New Roman" fo:font-weight="normal" officeooo:rsid="00656bac" style:font-weight-asian="normal" style:font-weight-complex="normal"/>
    </style:style>
    <style:style style:name="T60" style:family="text">
      <style:text-properties style:font-name="Times New Roman" fo:font-weight="normal" officeooo:rsid="00680730" style:font-weight-asian="normal" style:font-weight-complex="normal"/>
    </style:style>
    <style:style style:name="T61" style:family="text">
      <style:text-properties style:font-name="Times New Roman" fo:font-weight="normal" officeooo:rsid="0037b47a" style:font-weight-asian="normal" style:font-weight-complex="normal"/>
    </style:style>
    <style:style style:name="T62" style:family="text">
      <style:text-properties style:font-name="Times New Roman" fo:font-weight="normal" officeooo:rsid="00484fc8" style:font-weight-asian="normal" style:font-weight-complex="normal"/>
    </style:style>
    <style:style style:name="T63" style:family="text">
      <style:text-properties style:font-name="Times New Roman" fo:font-weight="normal" officeooo:rsid="00695c79" style:font-weight-asian="normal" style:font-weight-complex="normal"/>
    </style:style>
    <style:style style:name="T64" style:family="text">
      <style:text-properties style:font-name="Times New Roman" fo:font-weight="normal" officeooo:rsid="00445bdc" style:font-weight-asian="normal" style:font-weight-complex="normal"/>
    </style:style>
    <style:style style:name="T65" style:family="text">
      <style:text-properties style:font-name="Times New Roman" fo:font-weight="normal" officeooo:rsid="0045458c" style:font-weight-asian="normal" style:font-weight-complex="normal"/>
    </style:style>
    <style:style style:name="T66" style:family="text">
      <style:text-properties style:font-name="Times New Roman" fo:font-style="italic" fo:font-weight="normal" officeooo:rsid="00695c79" style:font-style-asian="italic" style:font-weight-asian="normal" style:font-style-complex="italic" style:font-weight-complex="normal"/>
    </style:style>
    <style:style style:name="T67" style:family="text">
      <style:text-properties style:font-name="Times New Roman" fo:font-style="italic" fo:font-weight="normal" officeooo:rsid="007bf8df" style:font-style-asian="italic" style:font-weight-asian="normal" style:font-style-complex="italic" style:font-weight-complex="normal"/>
    </style:style>
    <style:style style:name="T68" style:family="text">
      <style:text-properties style:font-name="Times New Roman" fo:font-style="normal" fo:font-weight="normal" officeooo:rsid="007bf8df" style:font-style-asian="normal" style:font-weight-asian="normal" style:font-style-complex="normal" style:font-weight-complex="normal"/>
    </style:style>
    <style:style style:name="T69" style:family="text">
      <style:text-properties style:font-name="Times New Roman" fo:font-style="normal" fo:font-weight="normal" officeooo:rsid="0037b47a" style:font-style-asian="normal" style:font-weight-asian="normal" style:font-style-complex="normal" style:font-weight-complex="normal"/>
    </style:style>
    <style:style style:name="T70" style:family="text">
      <style:text-properties style:font-name="Times New Roman" fo:font-style="normal" fo:font-weight="normal" officeooo:rsid="006a9afb" style:font-style-asian="normal" style:font-weight-asian="normal" style:font-style-complex="normal" style:font-weight-complex="normal"/>
    </style:style>
    <style:style style:name="T71" style:family="text">
      <style:text-properties style:font-name="Times New Roman" fo:font-style="normal" fo:font-weight="normal" officeooo:rsid="007142f5" style:font-style-asian="normal" style:font-weight-asian="normal" style:font-style-complex="normal" style:font-weight-complex="normal"/>
    </style:style>
    <style:style style:name="T72" style:family="text">
      <style:text-properties style:font-name="Times New Roman" fo:font-style="normal" fo:font-weight="normal" officeooo:rsid="00695c79" style:font-style-asian="normal" style:font-weight-asian="normal" style:font-style-complex="normal" style:font-weight-complex="normal"/>
    </style:style>
    <style:style style:name="T73" style:family="text">
      <style:text-properties style:font-name="Times New Roman" fo:font-style="normal" fo:font-weight="normal" officeooo:rsid="003afa47" style:font-style-asian="normal" style:font-weight-asian="normal" style:font-style-complex="normal" style:font-weight-complex="normal"/>
    </style:style>
    <style:style style:name="T74" style:family="text">
      <style:text-properties officeooo:rsid="007fedd6"/>
    </style:style>
    <style:style style:name="T75" style:family="text">
      <style:text-properties officeooo:rsid="008506ac"/>
    </style:style>
    <style:style style:name="T76" style:family="text">
      <style:text-properties officeooo:rsid="0086ca08"/>
    </style:style>
    <style:style style:name="T77" style:family="text">
      <style:text-properties officeooo:rsid="00870f47"/>
    </style:style>
    <style:style style:name="T78" style:family="text">
      <style:text-properties officeooo:rsid="0089db06"/>
    </style:style>
    <style:style style:name="T79" style:family="text">
      <style:text-properties officeooo:rsid="008c5ccc"/>
    </style:style>
    <style:style style:name="T80" style:family="text">
      <style:text-properties officeooo:rsid="008c8177"/>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bstract</text:p>
      <text:p text:style-name="P2"/>
      <text:p text:style-name="P7">Supervised machine learning techniques offer versatile tools for classification tasks across diverse domains. This study explores the application of supervised machine learning methods in the classification of milk quality grades, exemplifying their potential in food quality assessment. Leveraging a dataset sourced from Kaggle, comprising 1059 observations and 8 variables, including both quantitative and categorical predictors, we employed Python for data preprocessing and analysis. Five supervised learning algorithms - Random Forest, Decision Tree, k-Nearest Neighbors (kNN), Linear Discriminant Analysis, and Multinomial Logistic Regressio<text:span text:style-name="T76">n - </text:span>were <text:span text:style-name="T75">utilized</text:span>. Notably, Random Forest and kNN emerged as top performers, achieving accuracy scores of <text:span text:style-name="T78">99.5</text:span><text:span text:style-name="T77">%</text:span> with minimal misclassifications. Further examination revealed the <text:span text:style-name="T44">roles of</text:span> milk pH, temperature, and coloration, in predicting milk quality. These findings underscore the <text:span text:style-name="T44">uses of supervised machine learning algorithms</text:span> in facilitating accurate and precise classification tasks, with implications for enhancing quality control processes in food production and beyond.</text:p>
      <text:p text:style-name="P2"/>
      <text:p text:style-name="P3">Introduction</text:p>
      <text:p text:style-name="P8"/>
      <text:p text:style-name="P15"><text:span text:style-name="T23"><text:tab/>The application of supervised machine learning in classification is incredibly versatile. </text:span><text:span text:style-name="T29">When trained properly</text:span><text:span text:style-name="T28">, </text:span><text:span text:style-name="T30">s</text:span><text:span text:style-name="T29">upervised machine learning </text:span><text:span text:style-name="T30">techniques</text:span><text:span text:style-name="T29"> can produce models, </text:span><text:span text:style-name="T30">which</text:span><text:span text:style-name="T29"> can classify data with high accuracy and precision</text:span><text:span text:style-name="T28">. </text:span><text:span text:style-name="T23">Its role </text:span><text:span text:style-name="T24">is wide ranging, </text:span><text:span text:style-name="T30">spanning</text:span><text:span text:style-name="T27"> domains such as psychology</text:span><text:span text:style-name="T25"> </text:span><text:span text:style-name="T23">(Tokuhisa</text:span><text:span text:style-name="T1"> et al</text:span><text:span text:style-name="T6">., 2008), </text:span><text:span text:style-name="T7">bioinformatics (Johnson </text:span><text:span text:style-name="T2">et al., </text:span><text:span text:style-name="T7">2018), </text:span><text:span text:style-name="T8">finance (Jyothirmayee </text:span><text:span text:style-name="T3">et al., </text:span><text:span text:style-name="T8">2019),</text:span><text:span text:style-name="T9"> </text:span><text:span text:style-name="T10">urban planning (Kim </text:span><text:span text:style-name="T4">et al., </text:span><text:span text:style-name="T10">2021), </text:span><text:span text:style-name="T11">and artificial intelligence (Bird </text:span><text:span text:style-name="T5">et al., </text:span><text:span text:style-name="T11">2024)</text:span><text:span text:style-name="T10">. In the realm of food quality assessment, accurate classification of milk quality grades holds significant importance for ensuring consumer safety and satisfaction, as well as optimizing production processes in the dairy industry. Leveraging the power of supervised machine learning algorithms for this purpose presents an opportunity to streamline quality control procedures and enhance overall product quality. </text:span><text:span text:style-name="T12">Therefore, t</text:span><text:span text:style-name="T26">o </text:span><text:soft-page-break/><text:span text:style-name="T24">further </text:span><text:span text:style-name="T26">demonstrate the </text:span><text:span text:style-name="T31">utility</text:span><text:span text:style-name="T26"> of supervised machine learning </text:span><text:span text:style-name="T31">algorithms </text:span><text:span text:style-name="T26">with classification, </text:span><text:span text:style-name="T24">we will </text:span><text:span text:style-name="T31">employ</text:span><text:span text:style-name="T24"> these techniques to classify milk </text:span><text:span text:style-name="T32">samples </text:span><text:span text:style-name="T24">into quality grades</text:span><text:span text:style-name="T26">. </text:span></text:p>
      <text:p text:style-name="P2"/>
      <text:p text:style-name="P2">Methods</text:p>
      <text:p text:style-name="P2"/>
      <text:p text:style-name="P1"><text:span text:style-name="T55"><text:tab/>We </text:span><text:span text:style-name="T56">extracted</text:span><text:span text:style-name="T55"> a </text:span><text:span text:style-name="T57">milk quality </text:span><text:span text:style-name="T55">dataset from Kaggle at www.kaggle.com/datasets/cpluzshrijayan/milkquality/data. This dataset contains </text:span><text:span text:style-name="T58">a total of 1059 observations and </text:span><text:span text:style-name="T59">9 </text:span><text:span text:style-name="T58">variables. </text:span><text:span text:style-name="T60">Milk grade was the categorical response variable</text:span><text:span text:style-name="T58"> with three levels: "low," "medium," and "high." Additionally, there were eight predictor variables: </text:span><text:span text:style-name="T57">milk t</text:span><text:span text:style-name="T58">emperature, </text:span><text:span text:style-name="T57">colour</text:span><text:span text:style-name="T58">, and pH, which were quantitative; and </text:span><text:span text:style-name="T57">milk t</text:span><text:span text:style-name="T58">aste, </text:span><text:span text:style-name="T57">o</text:span><text:span text:style-name="T58">do</text:span><text:span text:style-name="T57">u</text:span><text:span text:style-name="T58">r, </text:span><text:span text:style-name="T57">f</text:span><text:span text:style-name="T58">at, and </text:span><text:span text:style-name="T57">t</text:span><text:span text:style-name="T58">urbidity, which were categorical binary predictors, </text:span><text:span text:style-name="T57">and </text:span><text:span text:style-name="T58">already coded as either 0 or 1.</text:span><text:span text:style-name="T55"> </text:span><text:span text:style-name="T61">All </text:span><text:span text:style-name="T62">data processing, </text:span><text:span text:style-name="T61">transformations, and analyses were </text:span><text:span text:style-name="T62">conducted</text:span><text:span text:style-name="T61"> </text:span><text:span text:style-name="T63">in </text:span><text:span text:style-name="T61">Python </text:span><text:span text:style-name="T62">version </text:span><text:span text:style-name="T61">3.11.7 </text:span><text:span text:style-name="T63">using the </text:span><text:span text:style-name="T66">pandas, sklearn, </text:span><text:span text:style-name="T67">matplotlib,</text:span><text:span text:style-name="T68"> and</text:span><text:span text:style-name="T67"> seaborn</text:span><text:span text:style-name="T66"> </text:span><text:span text:style-name="T63">libraries</text:span><text:span text:style-name="T61">. </text:span><text:span text:style-name="T64">First we </text:span><text:span text:style-name="T63">explored</text:span><text:span text:style-name="T65"> </text:span><text:span text:style-name="T33">the dataset to ensure its quality and suitability for analysis. This involved confirming the absence of missing observations, verifying a balanced distribution of observations across each milk grade category, and assessing the correlation among predictors to ensure it was sufficiently low to avoid any undue influence on subsequent analyses.</text:span><text:span text:style-name="T64"> Next</text:span><text:span text:style-name="T61">, all quantitative variables were scaled </text:span><text:span text:style-name="T63">by z-transforming</text:span><text:span text:style-name="T69"> to </text:span><text:span text:style-name="T70">ensure all variables were on the same scale, thereby </text:span><text:span text:style-name="T69">facilitat</text:span><text:span text:style-name="T70">ing </text:span><text:span text:style-name="T69">comparisons between </text:span><text:span text:style-name="T70">them</text:span><text:span text:style-name="T69">. We then converted the levels of the grade response variable to integer values, with "low" mapped to 0, "medium" to 1, and "high" to 2, </text:span><text:span text:style-name="T71">thereby </text:span><text:span text:style-name="T69">ensuring compatibility with supervised machine learning algorithm</text:span><text:span text:style-name="T70">s</text:span><text:span text:style-name="T69">. </text:span><text:span text:style-name="T72">Next, </text:span><text:span text:style-name="T73">the dataset was split into separate training and testing datasets consisting of 847 observations and 212 observations respectively. </text:span></text:p>
      <text:p text:style-name="P14"><text:span text:style-name="T13"><text:tab/>W</text:span><text:span text:style-name="T14">e fit the machine learning models and classified the data using </text:span><text:span text:style-name="T16">5</text:span><text:span text:style-name="T14"> supervised learning </text:span><text:span text:style-name="T18">algorithms</text:span><text:span text:style-name="T14">: <text:s/></text:span><text:span text:style-name="T16">Random Forest, Decision Tree, K nearest neighbours (KNN), Linear Discriminant Analysis, and Multinomial Logistic Regression</text:span><text:span text:style-name="T14">. </text:span><text:span text:style-name="T15">We utilized a grid search approach with 5-fold cross-validation for each machine learning method to select the models with the optimal hyper parameters that maximize the accuracy of the models. </text:span><text:span text:style-name="T16">P</text:span><text:span text:style-name="T15">recision and recall metrics for each </text:span><text:span text:style-name="T17">optimized model</text:span><text:span text:style-name="T15"> </text:span><text:span text:style-name="T16">were </text:span><text:soft-page-break/><text:span text:style-name="T16">calculated using observations from the</text:span><text:span text:style-name="T15"> testing dataset to </text:span><text:span text:style-name="T16">to assess which models most accurately classified the milk grade observations.</text:span></text:p>
      <text:p text:style-name="P6"><text:span text:style-name="T54">Experimentation</text:span></text:p>
      <text:p text:style-name="P4"/>
      <text:p text:style-name="P10"><text:tab/>We only reported the results from the Random Forest and kNN analyses because they had the highest accuracy scores. <text:span text:style-name="T38">For kNN, the</text:span><text:span text:style-name="T40"> grid search approach returned a model with</text:span><text:span text:style-name="T38"> </text:span><text:span text:style-name="T42">hyper parameters optimized for </text:span><text:span text:style-name="T38">a leaf size of 30, 3 nearest neighbo</text:span><text:span text:style-name="T45">u</text:span><text:span text:style-name="T38">rs, </text:span><text:span text:style-name="T46">distances calculated using Manhattan distance</text:span><text:span text:style-name="T38">, and </text:span><text:span text:style-name="T46">distance weighting</text:span><text:span text:style-name="T38">. The </text:span><text:span text:style-name="T47">precision, </text:span><text:span text:style-name="T51">f1, </text:span><text:span text:style-name="T47">and recall </text:span><text:span text:style-name="T38">score</text:span><text:span text:style-name="T47">s</text:span><text:span text:style-name="T38"> </text:span><text:span text:style-name="T78">of all classes </text:span><text:span text:style-name="T38">for this model </text:span><text:span text:style-name="T47">were greater than 9</text:span><text:span text:style-name="T51">8</text:span><text:span text:style-name="T47">% </text:span><text:span text:style-name="T78">and </text:span><text:span text:style-name="T38"><text:s/></text:span><text:span text:style-name="T78">the accuracy score reached 99.5% </text:span><text:span text:style-name="T38">with only a single test sample being incorrectly predicted. </text:span><text:span text:style-name="T78">These results are demonstrated within the confusion matrix in the .ipynb file.</text:span></text:p>
      <text:p text:style-name="P11"><text:tab/><text:span text:style-name="T49">The </text:span><text:span text:style-name="T41">Random Forest</text:span> <text:span text:style-name="T42">grid search approach returned a model with hyper parameters optimized</text:span> <text:span text:style-name="T42">for</text:span> a maximum tree depth of 10, minimum <text:span text:style-name="T49">internal node </text:span>sample split of 2, and the number of <text:span text:style-name="T49">decision trees used to construct the random forest at</text:span> 100. The <text:span text:style-name="T50">precision, </text:span><text:span text:style-name="T51">f1, </text:span><text:span text:style-name="T50">and recall </text:span>score<text:span text:style-name="T50">s</text:span> <text:span text:style-name="T51">of all classes </text:span>for this model <text:span text:style-name="T50">were</text:span> also <text:span text:style-name="T50">greater than 9</text:span><text:span text:style-name="T51">8</text:span><text:span text:style-name="T50">% </text:span><text:span text:style-name="T78">and the accuracy score was 99.5%, </text:span>with only a single test sample being incorrectly predicted. <text:span text:style-name="T78">These results are demonstrated within the confusion matrix in the .ipynb file.</text:span> <text:span text:style-name="T39">Furthermore, we found that the quantitative features had the highest importance in correctly predicting milk quality. That is, milk pH, milk temperature, and milk colouration </text:span><text:span text:style-name="T53">emerged as</text:span><text:span text:style-name="T39"> the most important variables for predicting milk quality when using </text:span><text:span text:style-name="T43">the Random Forest generated classification model.</text:span></text:p>
      <text:p text:style-name="P16"><text:span text:style-name="T34"><text:tab/></text:span><text:span text:style-name="T35">While the generated kNN and Random Forest model demonstrate the applications of supervised machine learning algorithms in the classification of milk data, it is also</text:span> important to acknowledge <text:span text:style-name="T45">the </text:span>potential limitations. <text:span text:style-name="T45">For example,</text:span> the reliance on a <text:span text:style-name="T45">single</text:span> dataset and the possibility of overfitting with optimized hyperparameters <text:span text:style-name="T45">can introduce bias into our classification model, potentially leading to erroneous conclusions</text:span>. Future research could explore the generalization of these findings across <text:span text:style-name="T45">multiple</text:span> datasets and investigate additional features that may <text:span text:style-name="T74">impact milk quality and hence </text:span>further enhance classification accuracy.</text:p>
      <text:p text:style-name="P2"><text:soft-page-break/>Conclusion</text:p>
      <text:p text:style-name="P2"/>
      <text:p text:style-name="P7"><text:span text:style-name="T43">T</text:span>his study demonstrates the effectiveness of supervised machine learning techniques, particularly Random Forest and kNN, in classifying milk quality grades with exceptional accuracy <text:span text:style-name="T79">and precision</text:span>. By leveraging these algorithms and optimizing their hyperparameters, we achieved accuracy <text:span text:style-name="T80">and precision </text:span>scores of <text:s/><text:span text:style-name="T80">greater than 98%</text:span> for both models, with minimal misclassifications. Notably, Random Forest revealed the significance <text:span text:style-name="T43">of</text:span> pH, temperature, and <text:span text:style-name="T43">pigmentation</text:span> in predicting milk quality. These findings underscore the utility of <text:span text:style-name="T43">supervised machine learning algorithms</text:span> in practical domains, showcasing its potential to enhance decision-making processes across various industries, including food production and quality contro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line-break/></text:p>
      <text:p text:style-name="P5"><text:soft-page-break/>References</text:p>
      <text:p text:style-name="P5"/>
      <text:p text:style-name="P12">Bird JJ, Lotfi, A. 2024. CIFAKE: Image Classification and Explainable Identification of AI-Generated Synthetic Images. <text:span text:style-name="T19">IEEE Access. </text:span>12: 15642-15650.</text:p>
      <text:p text:style-name="P12"/>
      <text:p text:style-name="P9"><text:span text:style-name="T37">Johnson NT, Dhroso A, Hughes KJ, Korkin D. 2018. Biological classification with RNA-seq data: Can alternatively spliced transcript expression enhance machine learning classifiers? </text:span><text:span text:style-name="T20">RNA 24: </text:span><text:span text:style-name="T37">1119-1132.</text:span></text:p>
      <text:p text:style-name="P9"/>
      <text:p text:style-name="P13">Jyothirmayee S, Kumar D, Rao Cs, Shankar RS. 2019. Predicting Stock Exchange using Supervised Learning Algorithms. <text:span text:style-name="T19">International Journal of Innovative Technology and Exploring Engineering. </text:span>9: 4081-4090.</text:p>
      <text:p text:style-name="P13"/>
      <text:p text:style-name="P17"><text:span text:style-name="T36">Kim D, Shim J, Park J, Cho J, Kumar S. 2021. Supervised Machine Learning Approaches to Modeling Residential Infill Development in the City of Los Angeles. </text:span><text:span text:style-name="T21">Journal of Urban Planning and Development. </text:span><text:span text:style-name="T36">148: 04021060.</text:span></text:p>
      <text:p text:style-name="P9"/>
      <text:p text:style-name="P9">Tokuhisa R, Inui K, Matsumoto Y. 2008. Emotion Classification Using Massive Examples Extracted from the Web. <text:span text:style-name="T19">Proceedings of the 22</text:span><text:span text:style-name="T22">nd</text:span><text:span text:style-name="T19"> International Conference on Computational Linguistics. </text:span>881-888.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3T11:37:49.677433780</meta:creation-date>
    <dc:date>2024-02-08T18:47:21.283755005</dc:date>
    <meta:editing-duration>PT23H56M56S</meta:editing-duration>
    <meta:editing-cycles>83</meta:editing-cycles>
    <meta:generator>LibreOffice/7.3.7.2$Linux_X86_64 LibreOffice_project/30$Build-2</meta:generator>
    <meta:document-statistic meta:table-count="0" meta:image-count="0" meta:object-count="0" meta:page-count="5" meta:paragraph-count="20" meta:word-count="1133" meta:character-count="8116" meta:non-whitespace-character-count="6989"/>
  </office:meta>
</office:document-meta>
</file>